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4451in" table:align="right" style:writing-mode="rl-tb"/>
    </style:style>
    <style:style style:name="Table1.A" style:family="table-column">
      <style:table-column-properties style:column-width="3.4438in"/>
    </style:style>
    <style:style style:name="Table1.B" style:family="table-column">
      <style:table-column-properties style:column-width="1.0028in"/>
    </style:style>
    <style:style style:name="Table1.C" style:family="table-column">
      <style:table-column-properties style:column-width="1.0611in"/>
    </style:style>
    <style:style style:name="Table1.D" style:family="table-column">
      <style:table-column-properties style:column-width="0.9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 fo:text-align="end" style:justify-single-word="false"/>
      <style:text-properties officeooo:rsid="03dbfc0a" officeooo:paragraph-rsid="04a7a5e8"/>
    </style:style>
    <style:style style:name="P4" style:family="paragraph" style:parent-style-name="Text_20_body">
      <style:paragraph-properties fo:line-height="100%"/>
      <style:text-properties officeooo:rsid="04af6545" officeooo:paragraph-rsid="04af6545"/>
    </style:style>
    <style:style style:name="P5" style:family="paragraph" style:parent-style-name="Text_20_body">
      <style:paragraph-properties fo:line-height="100%"/>
      <style:text-properties officeooo:rsid="04c19bce" officeooo:paragraph-rsid="04c19bce"/>
    </style:style>
    <style:style style:name="P6" style:family="paragraph" style:parent-style-name="Text_20_body">
      <style:text-properties officeooo:rsid="04c7bb05" officeooo:paragraph-rsid="04cc9ec6"/>
    </style:style>
    <style:style style:name="P7" style:family="paragraph" style:parent-style-name="Text_20_body">
      <style:text-properties officeooo:rsid="04c7bb05" officeooo:paragraph-rsid="04d31963"/>
    </style:style>
    <style:style style:name="P8" style:family="paragraph" style:parent-style-name="Text_20_body">
      <style:text-properties officeooo:rsid="04cc9ec6" officeooo:paragraph-rsid="04cc9ec6"/>
    </style:style>
    <style:style style:name="P9" style:family="paragraph" style:parent-style-name="Text_20_body">
      <style:text-properties officeooo:rsid="04d57ee7" officeooo:paragraph-rsid="04d57ee7"/>
    </style:style>
    <style:style style:name="P10" style:family="paragraph" style:parent-style-name="Text_20_body">
      <style:paragraph-properties fo:line-height="100%"/>
      <style:text-properties officeooo:rsid="048525d6" officeooo:paragraph-rsid="04471d2d"/>
    </style:style>
    <style:style style:name="P11" style:family="paragraph" style:parent-style-name="Text_20_body">
      <style:text-properties officeooo:rsid="04958ff0" officeooo:paragraph-rsid="049395cc"/>
    </style:style>
    <style:style style:name="P12" style:family="paragraph" style:parent-style-name="Text_20_body">
      <style:paragraph-properties fo:margin-top="0in" fo:margin-bottom="0.0181in" loext:contextual-spacing="false" fo:line-height="100%"/>
      <style:text-properties officeooo:rsid="03ed1c62" officeooo:paragraph-rsid="04a7a5e8"/>
    </style:style>
    <style:style style:name="P13" style:family="paragraph" style:parent-style-name="Table_20_Contents">
      <style:paragraph-properties fo:line-height="100%" fo:text-align="center" style:justify-single-word="false"/>
      <style:text-properties officeooo:paragraph-rsid="04a7a5e8"/>
    </style:style>
    <style:style style:name="P14" style:family="paragraph" style:parent-style-name="Table_20_Contents">
      <style:paragraph-properties fo:line-height="100%" fo:text-align="center" style:justify-single-word="false"/>
      <style:text-properties officeooo:rsid="03e873f6" officeooo:paragraph-rsid="04a7a5e8"/>
    </style:style>
    <style:style style:name="P15" style:family="paragraph" style:parent-style-name="Table_20_Contents">
      <style:paragraph-properties fo:line-height="100%" fo:text-align="center" style:justify-single-word="false"/>
      <style:text-properties officeooo:rsid="03e848e0" officeooo:paragraph-rsid="04a7a5e8"/>
    </style:style>
    <style:style style:name="P16" style:family="paragraph" style:parent-style-name="Table_20_Contents">
      <style:paragraph-properties fo:line-height="100%" fo:text-align="center" style:justify-single-word="false"/>
      <style:text-properties officeooo:rsid="03e98464" officeooo:paragraph-rsid="04a7a5e8"/>
    </style:style>
    <style:style style:name="P17" style:family="paragraph" style:parent-style-name="Standard">
      <style:paragraph-properties fo:line-height="100%"/>
      <style:text-properties officeooo:rsid="03eb354c" officeooo:paragraph-rsid="04a7a5e8"/>
    </style:style>
    <style:style style:name="P18" style:family="paragraph" style:parent-style-name="Text_20_body">
      <style:paragraph-properties fo:text-align="start" style:justify-single-word="false" style:writing-mode="lr-tb"/>
      <style:text-properties officeooo:rsid="04c7bb05" officeooo:paragraph-rsid="04c7bb05"/>
    </style:style>
    <style:style style:name="P19" style:family="paragraph" style:parent-style-name="Text_20_body">
      <style:paragraph-properties fo:text-align="start" style:justify-single-word="false" style:writing-mode="lr-tb"/>
      <style:text-properties officeooo:rsid="04c7bb05" officeooo:paragraph-rsid="04d31963"/>
    </style:style>
    <style:style style:name="P20" style:family="paragraph" style:parent-style-name="Text_20_body">
      <style:paragraph-properties fo:text-align="start" style:justify-single-word="false" style:writing-mode="lr-tb"/>
      <style:text-properties officeooo:rsid="04c7ccb4" officeooo:paragraph-rsid="04c7ccb4"/>
    </style:style>
    <style:style style:name="P21" style:family="paragraph" style:parent-style-name="Text_20_body">
      <style:paragraph-properties fo:text-align="start" style:justify-single-word="false" style:writing-mode="lr-tb"/>
      <style:text-properties officeooo:rsid="04c7ccb4" officeooo:paragraph-rsid="04d31963"/>
    </style:style>
    <style:style style:name="P22" style:family="paragraph" style:parent-style-name="Text_20_body">
      <style:paragraph-properties fo:text-align="start" style:justify-single-word="false" style:writing-mode="lr-tb"/>
      <style:text-properties officeooo:rsid="04c96a29" officeooo:paragraph-rsid="04d31963"/>
    </style:style>
    <style:style style:name="P23" style:family="paragraph" style:parent-style-name="Text_20_body">
      <style:paragraph-properties fo:text-align="end" style:justify-single-word="false" style:writing-mode="rl-tb"/>
      <style:text-properties officeooo:rsid="04c7bb05" officeooo:paragraph-rsid="04c7bb05"/>
    </style:style>
    <style:style style:name="P24" style:family="paragraph" style:parent-style-name="Text_20_body">
      <style:paragraph-properties fo:text-align="end" style:justify-single-word="false" style:writing-mode="rl-tb"/>
      <style:text-properties officeooo:rsid="04c7ccb4" officeooo:paragraph-rsid="04c7ccb4"/>
    </style:style>
    <style:style style:name="P25" style:family="paragraph" style:parent-style-name="Text_20_body">
      <style:paragraph-properties fo:text-align="end" style:justify-single-word="false" style:writing-mode="rl-tb"/>
      <style:text-properties officeooo:rsid="04c96a29" officeooo:paragraph-rsid="04d31963"/>
    </style:style>
    <style:style style:name="P26" style:family="paragraph" style:parent-style-name="Heading_20_2">
      <style:text-properties officeooo:paragraph-rsid="04a7a5e8"/>
    </style:style>
    <style:style style:name="P27" style:family="paragraph" style:parent-style-name="Heading_20_2">
      <style:text-properties officeooo:rsid="049395cc" officeooo:paragraph-rsid="04c7bb05"/>
    </style:style>
    <style:style style:name="P28" style:family="paragraph" style:parent-style-name="Heading_20_2">
      <style:text-properties officeooo:rsid="049395cc" officeooo:paragraph-rsid="04d31963"/>
    </style:style>
    <style:style style:name="P29" style:family="paragraph" style:parent-style-name="Heading_20_2">
      <style:text-properties officeooo:rsid="04c7ccb4" officeooo:paragraph-rsid="04c7ccb4"/>
    </style:style>
    <style:style style:name="P30" style:family="paragraph" style:parent-style-name="Text_20_body" style:list-style-name="L1">
      <style:paragraph-properties fo:margin-top="0in" fo:margin-bottom="0in" loext:contextual-spacing="false" fo:line-height="100%" fo:text-align="start" style:justify-single-word="false" style:writing-mode="lr-tb"/>
      <style:text-properties officeooo:paragraph-rsid="04bf9a7a"/>
    </style:style>
    <style:style style:name="P31" style:family="paragraph" style:parent-style-name="Text_20_body">
      <style:paragraph-properties fo:text-align="start" style:justify-single-word="false" style:writing-mode="lr-tb"/>
      <style:text-properties style:font-name="David CLM" fo:font-weight="normal" officeooo:rsid="06c09964" officeooo:paragraph-rsid="04c7ccb4" style:font-weight-asian="normal" style:font-name-complex="David CLM" style:font-weight-complex="normal"/>
    </style:style>
    <style:style style:name="P32" style:family="paragraph" style:parent-style-name="Standard" style:list-style-name="L1">
      <style:paragraph-properties fo:margin-top="0in" fo:margin-bottom="0in" loext:contextual-spacing="false" fo:line-height="100%" fo:text-align="start" style:justify-single-word="false" style:writing-mode="lr-tb"/>
      <style:text-properties officeooo:paragraph-rsid="04c71b76"/>
    </style:style>
    <style:style style:name="P33" style:family="paragraph" style:parent-style-name="Standard" style:list-style-name="L1">
      <style:paragraph-properties fo:margin-top="0in" fo:margin-bottom="0in" loext:contextual-spacing="false" fo:line-height="100%" fo:text-align="start" style:justify-single-word="false" style:writing-mode="lr-tb"/>
      <style:text-properties style:font-name="David CLM" fo:font-weight="normal" officeooo:rsid="04c71b76" officeooo:paragraph-rsid="04c71b76" style:font-weight-asian="normal" style:font-name-complex="David CLM" style:font-weight-complex="normal"/>
    </style:style>
    <style:style style:name="P34" style:family="paragraph" style:parent-style-name="Heading_20_1">
      <style:paragraph-properties fo:line-height="100%"/>
      <style:text-properties officeooo:rsid="04af6545" officeooo:paragraph-rsid="04af6545"/>
    </style:style>
    <style:style style:name="T1" style:family="text">
      <style:text-properties officeooo:rsid="03e8184d"/>
    </style:style>
    <style:style style:name="T2" style:family="text">
      <style:text-properties officeooo:rsid="03fcb438"/>
    </style:style>
    <style:style style:name="T3" style:family="text">
      <style:text-properties officeooo:rsid="03fde0d0"/>
    </style:style>
    <style:style style:name="T4" style:family="text">
      <style:text-properties officeooo:rsid="0404f5ef"/>
    </style:style>
    <style:style style:name="T5" style:family="text">
      <style:text-properties officeooo:rsid="04064434"/>
    </style:style>
    <style:style style:name="T6" style:family="text">
      <style:text-properties officeooo:rsid="040bcbff"/>
    </style:style>
    <style:style style:name="T7" style:family="text">
      <style:text-properties officeooo:rsid="047f7f13"/>
    </style:style>
    <style:style style:name="T8" style:family="text">
      <style:text-properties officeooo:rsid="04bc6354"/>
    </style:style>
    <style:style style:name="T9" style:family="text">
      <style:text-properties officeooo:rsid="04bcf77c"/>
    </style:style>
    <style:style style:name="T10" style:family="text">
      <style:text-properties style:font-name="David CLM" style:font-name-complex="David CLM"/>
    </style:style>
    <style:style style:name="T11" style:family="text">
      <style:text-properties style:font-name="David CLM" officeooo:rsid="06a342b7" style:font-name-complex="David CLM"/>
    </style:style>
    <style:style style:name="T12" style:family="text">
      <style:text-properties style:font-name="David CLM" fo:font-weight="normal" officeooo:rsid="06c09964" style:font-weight-asian="normal" style:font-name-complex="David CLM" style:font-weight-complex="normal"/>
    </style:style>
    <style:style style:name="T13" style:family="text">
      <style:text-properties style:font-name="David CLM" fo:font-weight="normal" officeooo:rsid="06a342b7" style:font-weight-asian="normal" style:font-name-complex="David CLM" style:font-weight-complex="normal"/>
    </style:style>
    <style:style style:name="T14" style:family="text">
      <style:text-properties style:font-name="David CLM" fo:font-weight="normal" officeooo:rsid="06bea5fc" style:font-weight-asian="normal" style:font-name-complex="David CLM" style:font-weight-complex="normal"/>
    </style:style>
    <style:style style:name="T15" style:family="text">
      <style:text-properties style:font-name="David CLM" fo:font-weight="normal" officeooo:rsid="068d6010" style:font-weight-asian="normal" style:font-name-complex="David CLM" style:font-weight-complex="normal"/>
    </style:style>
    <style:style style:name="T16" style:family="text">
      <style:text-properties style:font-name="David CLM" fo:font-weight="normal" officeooo:rsid="06c04794" style:font-weight-asian="normal" style:font-name-complex="David CLM" style:font-weight-complex="normal"/>
    </style:style>
    <style:style style:name="T17" style:family="text">
      <style:text-properties style:font-name="David CLM" fo:font-weight="normal" officeooo:rsid="04c71b76" style:font-weight-asian="normal" style:font-name-complex="David CLM" style:font-weight-complex="normal"/>
    </style:style>
    <style:style style:name="T18" style:family="text">
      <style:text-properties style:font-name="David CLM" fo:font-weight="bold" officeooo:rsid="06c09964" style:font-weight-asian="normal" style:font-name-complex="David CLM" style:font-weight-complex="normal"/>
    </style:style>
    <style:style style:name="T19" style:family="text">
      <style:text-properties fo:font-weight="bold" officeooo:rsid="04c7ccb4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officeooo:rsid="04c7bb05"/>
    </style:style>
    <style:style style:name="T22" style:family="text">
      <style:text-properties officeooo:rsid="04c7ccb4"/>
    </style:style>
    <style:style style:name="T23" style:family="text">
      <style:text-properties officeooo:rsid="04c96a29"/>
    </style:style>
    <style:style style:name="T24" style:family="text">
      <style:text-properties officeooo:rsid="04cc9ec6"/>
    </style:style>
    <style:style style:name="T25" style:family="text">
      <style:text-properties officeooo:rsid="04ce8b40"/>
    </style:style>
    <style:style style:name="T26" style:family="text">
      <style:text-properties officeooo:rsid="04d1e296"/>
    </style:style>
    <style:style style:name="T27" style:family="text">
      <style:text-properties officeooo:rsid="04d31963"/>
    </style:style>
    <style:style style:name="T28" style:family="text">
      <style:text-properties officeooo:rsid="04d52812"/>
    </style:style>
    <style:style style:name="T29" style:family="text">
      <style:text-properties officeooo:rsid="04d5f915"/>
    </style:style>
    <style:style style:name="T30" style:family="text">
      <style:text-properties officeooo:rsid="04d7136b"/>
    </style:style>
    <style:style style:name="T31" style:family="text">
      <style:text-properties officeooo:rsid="04d89ce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4" text:outline-level="1"><text:span text:style-name="T8">מטלה</text:span> –<text:span text:style-name="T9"> החלפת בתים וכליות</text:span></text:h>
      <text:p text:style-name="P4">יש לענות על שאלה אחת לבחירתכם.</text:p>
      <text:p text:style-name="Heading_20_2">שאלה 1: החלפת בתים - <text:span text:style-name="T22">יעילות</text:span></text:p>
      <text:p text:style-name="P10">א. הוכיחו את המשפט: אם כל יחסי ההעדפה הם חזקים (אין אדישות), אז אלגוריתם החלפת הבתים תמיד מחזיר שיבוץ יעיל פארטו.</text:p>
      <text:p text:style-name="P5">ב. הראו דוגמה שבה המשפט של סעיף א לא נכון, כאשר יחסי ההעדפה הם לא חזקים (<text:span text:style-name="T21">כלומר </text:span>יש אדם שהוא אדיש בין שני בתים).</text:p>
      <text:p text:style-name="P28">שאלה <text:span text:style-name="T27">2</text:span>: <text:span text:style-name="T27">החלפת בתים - תיכנות</text:span></text:p>
      <text:p text:style-name="P7">כיתבו <text:span text:style-name="T24">פונקציה</text:span>, בשפת-תיכנות לבחירתכם או בפסאודו-קוד, <text:span text:style-name="T22">המוצאת מעגל בגרף החלפת בתים. כותרת הפונקציה:</text:span></text:p>
      <text:p text:style-name="P19"><text:span text:style-name="T30">def</text:span> <text:span text:style-name="T22">find_trading_cycle</text:span>(<text:span text:style-name="T23">preferences: List[List[int]]</text:span>): ...</text:p>
      <text:p text:style-name="P25">הניחו שבתחילת הפונקציה, כל אדם i גר בבית i. <text:s/><text:span text:style-name="T21">הפרמטר </text:span><text:span text:style-name="T20">preferences</text:span><text:span text:style-name="T21"> מתאר את ההעדפות של בעלי-הבתים. לכל i, הוקטור preferences[i] מתאר את סדר ההעדפות של אדם i. </text:span>למשל, אם:</text:p>
      <text:p text:style-name="P22">preferences[11] = <text:span text:style-name="T31">[</text:span>15, 13, 11, 7, 8, …<text:span text:style-name="T31">]</text:span></text:p>
      <text:p text:style-name="P25">המשמעות היא, שאדם מספר 11 הכי רוצה את בית 15, אחריו את בית 13, אחריו את בית 11 (הבית הנוכחי שלו), וכו'..</text:p>
      <text:p text:style-name="P25">הפונקציה מחזירה וקטור המתאר את המעגל, למשל אם מוחזר הוקטור:</text:p>
      <text:p text:style-name="P22"><text:span text:style-name="T31">[</text:span>11, 15, 17, 11<text:span text:style-name="T31">]</text:span></text:p>
      <text:p text:style-name="P25">המשמעות היא, שאדם 11 מקבל את בית 15, אדם 15 מקבל את בית 17, ואדם 17 מקבל את בית 11.</text:p>
      <text:p text:style-name="P21"/>
      <text:p text:style-name="P26">שאלה <text:span text:style-name="T28">3</text:span>: <text:span text:style-name="T7">החלפת כליות – שני אלגוריתמים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rows-spanned="4" office:value-type="string">
            <text:p text:style-name="P3">בשאלה זו נניח שהתאמה בין תורם לנתרם תלויה רק <text:span text:style-name="T1">בסוג הדם. <text:s text:c="2"/>נתון מאגר-נתונים ובו שלושה זוגות עם סוגי-דם לפי הטבלה בצד שמאל.</text:span></text:p>
            <text:p text:style-name="P17">א. ציירו את הגרף המכוון המתאר את ההתאמות בגרף<text:span text:style-name="T2">.</text:span>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4">סוג-דם חולה</text:p>
          </table:table-cell>
          <table:table-cell table:style-name="Table1.D1" office:value-type="string">
            <text:p text:style-name="P14">סוג-דם תורם</text:p>
          </table:table-cell>
        </table:table-row>
        <table:table-row>
          <table:covered-table-cell/>
          <table:table-cell table:style-name="Table1.B2" office:value-type="string">
            <text:p text:style-name="P15">זוג ראשון</text:p>
          </table:table-cell>
          <table:table-cell table:style-name="Table1.B2" office:value-type="string">
            <text:p text:style-name="P16">AB</text:p>
          </table:table-cell>
          <table:table-cell table:style-name="Table1.D2" office:value-type="string">
            <text:p text:style-name="P16">O</text:p>
          </table:table-cell>
        </table:table-row>
        <table:table-row>
          <table:covered-table-cell/>
          <table:table-cell table:style-name="Table1.B2" office:value-type="string">
            <text:p text:style-name="P15">זוג שני</text:p>
          </table:table-cell>
          <table:table-cell table:style-name="Table1.B2" office:value-type="string">
            <text:p text:style-name="P16">O</text:p>
          </table:table-cell>
          <table:table-cell table:style-name="Table1.D2" office:value-type="string">
            <text:p text:style-name="P16">A</text:p>
          </table:table-cell>
        </table:table-row>
        <table:table-row>
          <table:covered-table-cell/>
          <table:table-cell table:style-name="Table1.B2" office:value-type="string">
            <text:p text:style-name="P15">זוג שלישי</text:p>
          </table:table-cell>
          <table:table-cell table:style-name="Table1.B2" office:value-type="string">
            <text:p text:style-name="P16">A</text:p>
          </table:table-cell>
          <table:table-cell table:style-name="Table1.D2" office:value-type="string">
            <text:p text:style-name="P16">AB</text:p>
          </table:table-cell>
        </table:table-row>
      </table:table>
      <text:p text:style-name="P12">ב. כמה ואיזה חולים אפשר להציל בלי החלפת כליות בכלל?</text:p>
      <text:p text:style-name="P12">ג. כמה <text:span text:style-name="T3">ואיזה חולים</text:span> אפשר להציל בעזרת <text:span text:style-name="T4">האלגוריתם למציאת שידוך גדול ביותר (שנלמד בכיתה)</text:span>?</text:p>
      <text:p text:style-name="P12">ד. כמה <text:span text:style-name="T5">ואיזה חולים</text:span> אפשר להציל בעזרת אלגוריתם <text:span text:style-name="T6">למציאת שלשות רבות ביותר (שלא נלמד בכיתה)?</text:span></text:p>
      <text:p text:style-name="P12"/>
      <text:p text:style-name="P9"/>
      <text:p text:style-name="Heading_20_2"><text:soft-page-break/>שאלה <text:span text:style-name="T29">4</text:span>: <text:span text:style-name="T24">החלפת כליות בישראל</text:span></text:p>
      <text:p text:style-name="P11">א. באיזה מרכזים רפואיים בישראל אפשר להירשם להחלפת כליות?</text:p>
      <text:p text:style-name="P8">ב. מה<text:span text:style-name="T26">ו האורך המקסימלי של מעגל-החלפה בתוכנית הישראלית</text:span>?</text:p>
      <text:p text:style-name="P8">ג. באיזו תדירות מריצים את האלגוריתם לחיפוש מעגלים?</text:p>
      <text:p text:style-name="P8">ד. <text:span text:style-name="T25">האם האלגוריתם הממומש בישראל הוא מעודד השתתפות (individually-rational)? הוכיחו את טענתכם בעזרת שלוש טענות לפחות מתוך אתר משרד הבריאות.</text:span></text:p>
      <text:p text:style-name="P29"/>
      <text:p text:style-name="P27">שאלה <text:span text:style-name="T29">5</text:span>: <text:span text:style-name="T28">החלפת כליות - תיכנות</text:span></text:p>
      <text:p text:style-name="P6">כיתבו <text:span text:style-name="T24">פונקציה</text:span>, בשפת-תיכנות לבחירתכם או בפסואודו-קוד, המקבלת מטריצת התאמה בין זוגות, ומוצאת <text:span text:style-name="T22">מעגלים </text:span><text:span text:style-name="T19">באורך 2 או באורך 3</text:span><text:span text:style-name="T22">, כך שמספר המושתלים הכולל הוא הגבוה ביותר. הפונקציה לא חייבת להיות יעילה חישובית (כלומר, אפשר לכתוב פתרון brute force). <text:s text:c="2"/>כותרת הפונקציה:</text:span></text:p>
      <text:p text:style-name="P18">void find_max_matches(matrix&lt;bool&gt; compatible);</text:p>
      <text:p text:style-name="P23"><text:span text:style-name="T24">המטריצה </text:span>compatible מתאר<text:span text:style-name="T24">ת</text:span> <text:span text:style-name="T24">התאמה בין תורם לחולה. <text:s text:c="2"/></text:span>למשל compatible[1<text:span text:style-name="T22">1</text:span>,2<text:span text:style-name="T22">2</text:span>]==true אומר שתורם מספר <text:span text:style-name="T22">11</text:span> יכול לתרום לחולה מספר <text:span text:style-name="T22">22</text:span>; <text:s/>compatible[2<text:span text:style-name="T22">2</text:span>,1<text:span text:style-name="T22">1</text:span>]==true אומר שתורם מספר <text:span text:style-name="T22">22</text:span> יכול לתרום לחולה מספר <text:span text:style-name="T22">11 (שימו לב – המטריצה לא בהכרח סימטרית).</text:span></text:p>
      <text:p text:style-name="P24">פלט לדוגמה:</text:p>
      <text:p text:style-name="P20">Length 2 cycle: 11→22 and 22→11 </text:p>
      <text:p text:style-name="P20">Length 3 cycle: 44→55 and 55→99 and 99→44</text:p>
      <text:p text:style-name="P20"/>
      <text:p text:style-name="P31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2.4.2$Linux_X86_64 LibreOffice_project/20$Build-2</meta:generator>
    <dc:date>2020-01-05T13:20:03.052940830</dc:date>
    <meta:editing-duration>P9DT8H13M31S</meta:editing-duration>
    <meta:editing-cycles>1103</meta:editing-cycles>
    <dc:creator>Erel Segal-Halevi</dc:creator>
    <meta:document-statistic meta:table-count="1" meta:image-count="0" meta:object-count="0" meta:page-count="2" meta:paragraph-count="45" meta:word-count="424" meta:character-count="2410" meta:non-whitespace-character-count="2019"/>
  </office:meta>
</office:document-meta>
</file>